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3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1.445cm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1.446cm"/>
    </style:style>
    <style:style style:name="gr7" style:family="graphic" style:parent-style-name="standard">
      <style:graphic-properties draw:opacity="19%" draw:opacity-name="" draw:textarea-horizontal-align="justify" draw:textarea-vertical-align="top" draw:auto-grow-height="false" fo:min-height="17.53cm" fo:min-width="4.8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148cm" fo:min-width="4.2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8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opacity="19%"/>
      <style:paragraph-properties fo:margin-top="0cm" fo:margin-bottom="0cm"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11.795cm" svg:y="12.748cm">
          <text:p text:style-name="P1">FastAPI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858cm" svg:x="11.795cm" svg:y="18.463cm">
          <text:p text:style-name="P1">Ionic Web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175cm" svg:x="11.795cm" svg:y="7.35cm">
          <text:p text:style-name="P1">MySq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587cm" svg:x="13.7cm" svg:y="10.8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587cm" svg:x="12.43cm" svg:y="10.8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587cm" svg:x="13.7cm" svg:y="16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587cm" svg:x="12.43cm" svg:y="16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175cm" svg:height="3.175cm" svg:x="4.81cm" svg:y="12.748cm">
          <text:p text:style-name="P1">Ionic Andro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35cm" svg:x="8.303cm" svg:y="1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223cm" svg:height="0.635cm" svg:x="8.302cm" svg:y="14.65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5.397cm" svg:height="17.78cm" svg:x="10.843cm" svg:y="5.445cm">
          <text:p text:style-name="P2">K8S Clust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8.572cm" svg:height="1.673cm" svg:x="6.398cm" svg:y="1.635cm">
          <draw:text-box>
            <text:p text:style-name="P1">ProjectManagement Architecture</text:p>
          </draw:text-box>
        </draw:frame>
      </draw:page>
      <draw:page draw:name="page2" draw:style-name="dp1" draw:master-page-name="Default">
        <draw:frame draw:style-name="gr8" draw:text-style-name="P4" draw:layer="layout" svg:width="8.572cm" svg:height="1.673cm" svg:x="6.398cm" svg:y="1.636cm">
          <draw:text-box>
            <text:p text:style-name="P1">ProjectManagement </text:p>
            <text:p text:style-name="P1">Sql Tables</text:p>
          </draw:text-box>
        </draw:frame>
        <draw:custom-shape draw:style-name="gr9" draw:text-style-name="P1" draw:layer="layout" svg:width="4.762cm" svg:height="5.398cm" svg:x="3.705cm" svg:y="6.397cm">
          <text:p text:style-name="P1">Tasks</text:p>
          <text:list text:style-name="L1">
            <text:list-item>
              <text:p text:style-name="P5"><text:span text:style-name="T1">tid</text:span></text:p>
            </text:list-item>
            <text:list-item>
              <text:p text:style-name="P5"><text:span text:style-name="T1">pid</text:span></text:p>
            </text:list-item>
            <text:list-item>
              <text:p text:style-name="P5"><text:span text:style-name="T1">taskName</text:span></text:p>
            </text:list-item>
            <text:list-item>
              <text:p text:style-name="P5"><text:span text:style-name="T1">TaskDesc</text:span></text:p>
            </text:list-item>
            <text:list-item>
              <text:p text:style-name="P5"><text:span text:style-name="T1">createdTS</text:span></text:p>
            </text:list-item>
            <text:list-item>
              <text:p text:style-name="P5"><text:span text:style-name="T1">updatedTS</text:span></text:p>
            </text:list-item>
            <text:list-item>
              <text:p text:style-name="P5"><text:span text:style-name="T1">statu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62cm" svg:height="5.398cm" svg:x="12.278cm" svg:y="6.397cm">
          <text:p text:style-name="P1">Projects</text:p>
          <text:list text:style-name="L1">
            <text:list-item>
              <text:p text:style-name="P5"><text:span text:style-name="T1">pid</text:span></text:p>
            </text:list-item>
            <text:list-item>
              <text:p text:style-name="P5"><text:span text:style-name="T1">pName</text:span></text:p>
            </text:list-item>
            <text:list-item>
              <text:p text:style-name="P5"><text:span text:style-name="T1">pDescrip</text:span><text:span text:style-name="T1">tion</text:span></text:p>
            </text:list-item>
            <text:list-item>
              <text:p text:style-name="P5"><text:span text:style-name="T1">createdT</text:span><text:span text:style-name="T1">S</text:span></text:p>
            </text:list-item>
            <text:list-item>
              <text:p text:style-name="P5"><text:span text:style-name="T1">updated</text:span><text:span text:style-name="T1">TS</text:span></text:p>
            </text:list-item>
            <text:list-item>
              <text:p text:style-name="P5"><text:span text:style-name="T1">statu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62cm" svg:height="5.398cm" svg:x="3.705cm" svg:y="13.7cm">
          <text:p text:style-name="P1"><text:s/>TaskHistory</text:p>
          <text:list text:style-name="L1">
            <text:list-item>
              <text:p text:style-name="P5"><text:span text:style-name="T1">t</text:span><text:span text:style-name="T1">i</text:span><text:span text:style-name="T1">d</text:span></text:p>
            </text:list-item>
            <text:list-item>
              <text:p text:style-name="P5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O</text:span><text:span text:style-name="T1">b</text:span><text:span text:style-name="T1">j</text:span></text:p>
            </text:list-item>
            <text:list-item>
              <text:p text:style-name="P5"><text:span text:style-name="T1">t</text:span><text:span text:style-name="T1">i</text:span><text:span text:style-name="T1">m</text:span><text:span text:style-name="T1">e</text:span><text:span text:style-name="T1">S</text:span><text:span text:style-name="T1">t</text:span><text:span text:style-name="T1">a</text:span><text:span text:style-name="T1">m</text:span><text:span text:style-name="T1">p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62cm" svg:height="5.398cm" svg:x="12.277cm" svg:y="13.7cm">
          <text:p text:style-name="P1"><text:s/>ProjectHistory</text:p>
          <text:list text:style-name="L1">
            <text:list-item>
              <text:p text:style-name="P5"><text:span text:style-name="T1">pid</text:span></text:p>
            </text:list-item>
            <text:list-item>
              <text:p text:style-name="P5"><text:span text:style-name="T1">changeObj</text:span></text:p>
            </text:list-item>
            <text:list-item>
              <text:p text:style-name="P5"><text:span text:style-name="T1">timeStamp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8" draw:text-style-name="P4" draw:layer="layout" svg:width="8.572cm" svg:height="1.673cm" svg:x="6.398cm" svg:y="1.637cm">
          <draw:text-box>
            <text:p text:style-name="P1">ProjectManagement </text:p>
            <text:p text:style-name="P1">APIs</text:p>
          </draw:text-box>
        </draw:frame>
        <draw:frame draw:style-name="gr10" draw:text-style-name="P6" draw:layer="layout" svg:width="14.922cm" svg:height="19.05cm" svg:x="2.905cm" svg:y="6.08cm">
          <draw:text-box>
            <text:list text:style-name="L2">
              <text:list-item>
                <text:p>CreateProject</text:p>
              </text:list-item>
              <text:list-item>
                <text:p>CreateTask</text:p>
              </text:list-item>
              <text:list-item>
                <text:p>UpdateProject</text:p>
              </text:list-item>
              <text:list-item>
                <text:p>UpdateTask</text:p>
              </text:list-item>
              <text:list-item>
                <text:p>QueryTaskHistory</text:p>
              </text:list-item>
              <text:list-item>
                <text:p>QueryProjectHistory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0:40:41.837545897</meta:creation-date>
    <dc:date>2023-05-13T11:11:09.787703537</dc:date>
    <meta:editing-duration>PT9M37S</meta:editing-duration>
    <meta:editing-cycles>1</meta:editing-cycles>
    <meta:document-statistic meta:object-count="19"/>
    <meta:generator>LibreOffice/7.3.7.2$Linux_X86_64 LibreOffice_project/30$Build-2</meta:generator>
  </office:meta>
</office:document-meta>
</file>